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gestrichelt2_20__28_variabel_29_" svg:stroke-width="0.05cm" svg:stroke-color="#00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="Arrow" draw:marker-end-width="0.375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12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xml:id="id2" draw:id="id2">
          <draw:glue-point draw:id="4" svg:x="-3.125cm" svg:y="5cm"/>
          <draw:custom-shape draw:style-name="gr1" draw:text-style-name="P1" draw:layer="layout" svg:width="3.2cm" svg:height="1.2cm" svg:x="6.4cm" svg:y="0.4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3cm" svg:height="1cm" svg:x="6.5cm" svg:y="0.5cm">
            <text:p text:style-name="P1">serv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1" draw:layer="layout" svg:width="0.8cm" svg:height="1cm" svg:x="8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4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3cm" svg:height="1cm" svg:x="14cm" svg:y="2.5cm">
          <text:p text:style-name="P1">.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cm" svg:height="1cm" svg:x="12.5cm" svg:y="0.5cm">
          <draw:glue-point draw:id="8" svg:x="-3.333cm" svg:y="5cm"/>
          <text:p text:style-name="P1"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9.5cm" svg:y1="6.1cm" svg:x2="19.5cm" svg:y2="6.1cm">
          <text:p/>
        </draw:line>
        <draw:custom-shape draw:style-name="gr2" draw:text-style-name="P1" xml:id="id1" draw:id="id1" draw:layer="layout" svg:width="3cm" svg:height="1cm" svg:x="0.5cm" svg:y="0.5cm">
          <draw:glue-point draw:id="8" svg:x="-3.333cm" svg:y="5cm"/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3.5cm" svg:y1="1cm" svg:x2="6.4cm" svg:y2="1cm" draw:start-shape="id1" draw:start-glue-point="7" draw:end-shape="id2" draw:end-glue-point="3" svg:d="m3500 1000h2900" svg:viewBox="0 0 2901 1">
          <text:p text:style-name="P1">JSON</text:p>
          <text:p text:style-name="P1"/>
        </draw:connector>
        <draw:connector draw:style-name="gr5" draw:text-style-name="P1" draw:layer="layout" draw:type="line" svg:x1="9.6cm" svg:y1="1cm" svg:x2="12.5cm" svg:y2="1cm" draw:start-shape="id2" draw:start-glue-point="1" draw:end-shape="id3" draw:end-glue-point="5" svg:d="m9600 1000h2900" svg:viewBox="0 0 2901 1">
          <text:p text:style-name="P1">.cfg</text:p>
          <text:p text:style-name="P1"/>
        </draw:connector>
        <draw:connector draw:style-name="gr6" draw:text-style-name="P1" draw:layer="layout" svg:x1="7cm" svg:y1="1.6cm" svg:x2="8cm" svg:y2="3cm" draw:start-shape="id2" draw:start-glue-point="4" draw:end-shape="id4" draw:end-glue-point="5" svg:d="m7000 1600v1400h1000" svg:viewBox="0 0 1001 1401">
          <text:p/>
        </draw:connector>
        <draw:connector draw:style-name="gr6" draw:text-style-name="P1" draw:layer="layout" svg:x1="13.001cm" svg:y1="1.5cm" svg:x2="14cm" svg:y2="3cm" draw:start-shape="id3" draw:start-glue-point="8" draw:end-shape="id5" draw:end-glue-point="5" svg:d="m13001 1500v1500h999" svg:viewBox="0 0 1000 1501">
          <text:p/>
        </draw:connector>
        <draw:custom-shape draw:style-name="gr1" draw:text-style-name="P1" draw:layer="layout" svg:width="3cm" svg:height="1cm" svg:x="8.1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cm" svg:height="1cm" svg:x="8cm" svg:y="4cm">
          <text:p text:style-name="P1">.cf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cm" svg:y1="1.6cm" svg:x2="8cm" svg:y2="4.5cm" draw:start-shape="id2" draw:start-glue-point="4" draw:end-shape="id6" draw:end-glue-point="5" svg:d="m7000 1600v2900h1000" svg:viewBox="0 0 1001 2901">
          <text:p/>
        </draw:connector>
        <draw:custom-shape draw:style-name="gr1" draw:text-style-name="P1" draw:layer="layout" svg:width="0.8cm" svg:height="1cm" svg:x="9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0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3cm" svg:height="1cm" svg:x="8cm" svg:y="2.5cm"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4cm" svg:height="0.4cm" svg:x="18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20.1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3cm" svg:height="1cm" svg:x="20cm" svg:y="2.5cm">
          <text:p text:style-name="P1">.p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3cm" svg:height="1cm" svg:x="18.5cm" svg:y="0.5cm">
          <draw:glue-point draw:id="8" svg:x="-3.333cm" svg:y="5cm"/>
          <text:p text:style-name="P1">render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9.001cm" svg:y1="1.5cm" svg:x2="20cm" svg:y2="3cm" draw:start-shape="id7" draw:start-glue-point="8" draw:end-shape="id8" draw:end-glue-point="5" svg:d="m19001 1500v1500h999" svg:viewBox="0 0 1000 1501">
          <text:p/>
        </draw:connector>
        <draw:connector draw:style-name="gr5" draw:text-style-name="P1" draw:layer="layout" draw:type="line" svg:x1="15.5cm" svg:y1="1cm" svg:x2="18.5cm" svg:y2="1cm" draw:start-shape="id3" draw:start-glue-point="7" draw:end-shape="id7" draw:end-glue-point="5" svg:d="m15500 1000h3000" svg:viewBox="0 0 3001 1">
          <text:p text:style-name="P1">.state</text:p>
          <text:p text:style-name="P1"/>
        </draw:connector>
        <draw:connector draw:style-name="gr7" draw:text-style-name="P1" draw:layer="layout" svg:x1="2cm" svg:y1="6cm" svg:x2="2cm" svg:y2="1.5cm" draw:start-shape="id9" draw:start-glue-point="3" draw:end-shape="id1" draw:end-glue-point="6" svg:d="m2000 6000v-4500" svg:viewBox="0 0 1 4501">
          <text:p/>
        </draw:connector>
        <draw:line draw:style-name="gr8" draw:text-style-name="P1" xml:id="id9" draw:id="id9" draw:layer="layout" svg:x1="2cm" svg:y1="6cm" svg:x2="21.5cm" svg:y2="6cm">
          <text:p text:style-name="P1">.png</text:p>
          <text:p text:style-name="P1"/>
        </draw:line>
        <draw:connector draw:style-name="gr9" draw:text-style-name="P1" draw:layer="layout" draw:type="line" svg:x1="21.5cm" svg:y1="3.5cm" svg:x2="21.5cm" svg:y2="6cm" draw:start-shape="id8" draw:start-glue-point="6" draw:end-shape="id9" draw:end-glue-point="1" svg:d="m21500 3500v2500" svg:viewBox="0 0 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7:16:40.424000000</dc:date>
    <dc:creator>Rafael Küng</dc:creator>
    <meta:editing-duration>PT1H20M5S</meta:editing-duration>
    <meta:editing-cycles>14</meta:editing-cycles>
    <meta:generator>LibreOffice/4.1.1.2$Windows_x86 LibreOffice_project/7e4286b58adc75a14f6d83f53a03b6c11fa2903</meta:generator>
    <meta:document-statistic meta:object-count="29"/>
  </office:meta>
</office:document-meta>
</file>